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ans Serif" svg:font-family="'Sans Serif'"/>
    <style:font-face style:name="Thoth Int" svg:font-family="'Thoth Int'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9984in"/>
    </style:style>
    <style:style style:name="co2" style:family="table-column">
      <style:table-column-properties fo:break-before="auto" style:column-width="0.5154in"/>
    </style:style>
    <style:style style:name="co3" style:family="table-column">
      <style:table-column-properties fo:break-before="auto" style:column-width="1.9972in"/>
    </style:style>
    <style:style style:name="co4" style:family="table-column">
      <style:table-column-properties fo:break-before="auto" style:column-width="1.5035in"/>
    </style:style>
    <style:style style:name="co5" style:family="table-column">
      <style:table-column-properties fo:break-before="auto" style:column-width="0.1535in"/>
    </style:style>
    <style:style style:name="co6" style:family="table-column">
      <style:table-column-properties fo:break-before="auto" style:column-width="1.4925in"/>
    </style:style>
    <style:style style:name="co7" style:family="table-column">
      <style:table-column-properties fo:break-before="auto" style:column-width="2.9957in"/>
    </style:style>
    <style:style style:name="co8" style:family="table-column">
      <style:table-column-properties fo:break-before="auto" style:column-width="0.4827in"/>
    </style:style>
    <style:style style:name="co9" style:family="table-column">
      <style:table-column-properties fo:break-before="auto" style:column-width="1.6134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2154in" fo:break-before="auto" style:use-optimal-row-height="true"/>
    </style:style>
    <style:style style:name="ro4" style:family="table-row">
      <style:table-row-properties style:row-height="0.1984in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Nimbus Sans L"/>
    </style:style>
    <style:style style:name="ce2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0.0138in solid #000000" style:vertical-align="middle"/>
      <style:paragraph-properties fo:text-align="center"/>
      <style:text-properties fo:color="#000000" style:font-name="Nimbus Sans 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100">
      <style:text-properties style:font-name="Nimbus Sans L"/>
    </style:style>
    <style:style style:name="ce4" style:family="table-cell" style:parent-style-name="Default" style:data-style-name="N100">
      <style:table-cell-properties fo:background-color="#ffffff" style:cell-protect="protected" style:print-content="true" style:vertical-align="middle"/>
      <style:text-properties fo:color="#000000" style:font-name="Nimbus Sans L" fo:font-size="10pt"/>
    </style:style>
    <style:style style:name="ce5" style:family="table-cell" style:parent-style-name="Default" style:data-style-name="N100">
      <style:text-properties style:font-name="Nimbus Sans L" fo:font-size="10pt" style:font-size-asian="10pt" style:font-size-complex="10pt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0.0138in solid #000000" style:vertical-align="middle"/>
      <style:paragraph-properties fo:text-align="center"/>
      <style:text-properties fo:color="#000000" style:font-name="Nimbus Sans L" fo:font-size="10pt" fo:font-weight="bold" style:font-size-asian="10pt" style:font-size-complex="10pt"/>
    </style:style>
    <style:style style:name="ce8" style:family="table-cell" style:parent-style-name="Default" style:data-style-name="N100">
      <style:table-cell-properties fo:background-color="#ffffff" style:cell-protect="none" style:print-content="true" style:vertical-align="middle"/>
      <style:text-properties fo:color="#000000" style:font-name="Nimbus Sans L" fo:font-size="10pt"/>
    </style:style>
    <style:style style:name="ce9" style:family="table-cell" style:parent-style-name="Default" style:data-style-name="N100">
      <style:table-cell-properties fo:border-bottom="none" fo:background-color="#ffffff" style:cell-protect="none" style:print-content="true" style:text-align-source="fix" style:repeat-content="false" fo:border-left="none" fo:padding-bottom="0.0193in" fo:padding-left="0.0138in" fo:padding-right="0.0138in" fo:padding-top="0.0193in" fo:border-right="0.0138in solid #000000" fo:border-top="none" style:vertical-align="middle"/>
      <style:paragraph-properties fo:text-align="start" fo:margin-left="0in"/>
      <style:text-properties fo:color="#000000" style:font-name="Nimbus Sans L" fo:font-size="10pt" style:text-underline-style="none" fo:font-weight="normal" style:font-size-asian="10pt" style:font-weight-asian="normal" style:font-size-complex="10pt" style:font-weight-complex="normal"/>
    </style:style>
    <style:style style:name="ce10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/>
      <style:text-properties fo:color="#000000" style:font-name="Thoth Int" fo:font-size="11pt" fo:font-weight="bold" style:font-size-asian="11pt" style:font-size-complex="11pt"/>
    </style:style>
    <style:style style:name="ce11" style:family="table-cell" style:parent-style-name="Default" style:data-style-name="N100">
      <style:text-properties style:font-name="Thoth Int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ffffff" style:cell-protect="none" style:print-content="true" fo:border="none" fo:padding-bottom="0.0193in" fo:padding-left="0.0138in" fo:padding-right="0.0138in" fo:padding-top="0.0193in" style:vertical-align="middle"/>
      <style:text-properties fo:color="#000000" style:font-name="Thoth Int" fo:font-size="11pt" fo:font-weight="bold" style:font-size-asian="11pt" style:font-size-complex="11pt"/>
    </style:style>
    <style:style style:name="ce13" style:family="table-cell" style:parent-style-name="Default" style:data-style-name="N100">
      <style:table-cell-properties fo:background-color="#ffffff" style:cell-protect="none" style:print-content="true" fo:border="0.0138in solid #000000" style:vertical-align="middle"/>
      <style:text-properties fo:color="#000000" style:font-name="Nimbus Sans L" fo:font-size="10pt" fo:font-weight="bold" style:font-size-asian="10pt" style:font-size-complex="10pt"/>
    </style:style>
    <style:style style:name="ce14" style:family="table-cell" style:parent-style-name="Default" style:data-style-name="N100">
      <style:table-cell-properties fo:background-color="#ffffff" style:cell-protect="none" style:print-content="true" style:vertical-align="middle"/>
      <style:text-properties fo:color="#000000" style:font-name="Thoth Int" fo:font-size="11pt" style:font-size-asian="11pt" style:font-size-complex="11pt"/>
    </style:style>
    <style:style style:name="ce15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/>
      <style:text-properties fo:color="#000000" style:font-name="Nimbus Sans L" fo:font-size="10pt" fo:font-weight="bold" style:font-size-asian="10pt" style:font-size-complex="10pt"/>
    </style:style>
    <style:style style:name="ce16" style:family="table-cell" style:parent-style-name="Default" style:data-style-name="N100">
      <style:table-cell-properties fo:background-color="#ffffff" style:cell-protect="protected" style:print-content="true" style:vertical-align="middle"/>
      <style:text-properties fo:color="#000000" style:font-name="Thoth Int" fo:font-size="11pt" style:font-size-asian="11pt" style:font-size-complex="11pt"/>
    </style:style>
    <style:style style:name="ce17" style:family="table-cell" style:parent-style-name="Default" style:data-style-name="N100">
      <style:table-cell-properties fo:border-bottom="0.0008in solid #000000" fo:border-left="none" fo:padding-bottom="0.0193in" fo:padding-left="0.0138in" fo:padding-right="0.0138in" fo:padding-top="0.0193in" fo:border-right="none" fo:border-top="none"/>
    </style:style>
    <style:style style:name="ce18" style:family="table-cell" style:parent-style-name="Default" style:data-style-name="N100">
      <style:table-cell-properties fo:border="0.0008in solid #000000"/>
      <style:text-properties style:font-name="Nimbus Sans 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100">
      <style:table-cell-properties fo:padding-bottom="0.0193in" fo:padding-left="0.0138in" fo:padding-right="0.0138in" fo:padding-top="0.0193in"/>
      <style:text-properties style:font-name="Nimbus Sans 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1"/>
        <table:table-column table:style-name="co5" table:default-cell-style-name="ce11"/>
        <table:table-column table:style-name="co3" table:default-cell-style-name="ce3"/>
        <table:table-column table:style-name="co4" table:default-cell-style-name="ce11"/>
        <table:table-column table:style-name="co5" table:default-cell-style-name="ce11"/>
        <table:table-column table:style-name="co3" table:default-cell-style-name="ce3"/>
        <table:table-column table:style-name="co4" table:default-cell-style-name="ce11"/>
        <table:table-column table:style-name="co5" table:default-cell-style-name="ce11"/>
        <table:table-column table:style-name="co6" table:number-columns-repeated="2" table:default-cell-style-name="ce11"/>
        <table:table-column table:style-name="co5" table:number-columns-repeated="2" table:default-cell-style-name="ce11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006" table:default-cell-style-name="ce3"/>
        <table:table-row table:style-name="ro1">
          <table:table-cell table:style-name="ce1" office:value-type="string" table:number-columns-spanned="2" table:number-rows-spanned="1">
            <text:p>Version 0.8.8</text:p>
          </table:table-cell>
          <table:covered-table-cell table:style-name="ce6"/>
          <table:table-cell table:style-name="ce9" office:value-type="string" table:number-columns-spanned="16" table:number-rows-spanned="1">
            <text:p><text:span text:style-name="T1">NOTE</text:span>: You must have the <text:span text:style-name="T1">Thoth-Int</text:span> font installed to view the QS columns</text:p>
          </table:table-cell>
          <table:covered-table-cell table:style-name="ce10"/>
          <table:covered-table-cell table:style-name="ce12"/>
          <table:covered-table-cell table:style-name="ce15"/>
          <table:covered-table-cell table:number-columns-repeated="2" table:style-name="ce10"/>
          <table:covered-table-cell table:style-name="ce15"/>
          <table:covered-table-cell table:number-columns-repeated="4" table:style-name="ce10"/>
          <table:covered-table-cell table:style-name="ce12"/>
          <table:covered-table-cell table:style-name="ce10"/>
          <table:covered-table-cell table:style-name="ce15"/>
          <table:covered-table-cell table:style-name="ce17"/>
          <table:covered-table-cell table:style-name="ce19"/>
          <table:table-cell table:style-name="ce19" table:number-columns-repeated="1006"/>
        </table:table-row>
        <table:table-row table:style-name="ro2">
          <table:table-cell table:style-name="ce2" office:value-type="string">
            <text:p>WORD</text:p>
          </table:table-cell>
          <table:table-cell table:style-name="ce7" office:value-type="string">
            <text:p>POS</text:p>
          </table:table-cell>
          <table:table-cell table:style-name="ce7" office:value-type="string">
            <text:p>Ph-RP</text:p>
          </table:table-cell>
          <table:table-cell table:style-name="ce7" office:value-type="string">
            <text:p>QS-RP (j)</text:p>
          </table:table-cell>
          <table:table-cell table:style-name="ce13" office:value-type="string">
            <text:p>QS-RP (s)</text:p>
          </table:table-cell>
          <table:table-cell table:style-name="ce7" office:value-type="string">
            <text:p>Ph-GA</text:p>
          </table:table-cell>
          <table:table-cell table:style-name="ce7" office:value-type="string">
            <text:p>QS-GA (j)</text:p>
          </table:table-cell>
          <table:table-cell table:style-name="ce7" office:value-type="string">
            <text:p>QS-GA (s)</text:p>
          </table:table-cell>
          <table:table-cell table:style-name="ce7" office:value-type="string">
            <text:p>Ph-Au</text:p>
          </table:table-cell>
          <table:table-cell table:style-name="ce7" office:value-type="string">
            <text:p>QS-Au (j)</text:p>
          </table:table-cell>
          <table:table-cell table:style-name="ce7" office:value-type="string">
            <text:p>QS-Au (s)</text:p>
          </table:table-cell>
          <table:table-cell table:style-name="ce7" office:value-type="string">
            <text:p>Main.Int.QS (j)</text:p>
          </table:table-cell>
          <table:table-cell table:style-name="ce7" office:value-type="string">
            <text:p>Alt.Int.QS (j)</text:p>
          </table:table-cell>
          <table:table-cell table:style-name="ce13" office:value-type="string">
            <text:p>Main.Int.QS (s)</text:p>
          </table:table-cell>
          <table:table-cell table:style-name="ce7" office:value-type="string">
            <text:p>Alt.Int.QS(s)</text:p>
          </table:table-cell>
          <table:table-cell table:style-name="ce7" office:value-type="string">
            <text:p>Code</text:p>
          </table:table-cell>
          <table:table-cell table:style-name="ce18" office:value-type="string">
            <text:p>Tags (w=weak, n=NORTH set, f=FORCE set)</text:p>
          </table:table-cell>
          <table:table-cell table:style-name="ce18" office:value-type="string">
            <text:p>NOTES</text:p>
          </table:table-cell>
          <table:table-cell table:style-name="ce5" table:number-columns-repeated="1006"/>
        </table:table-row>
        <table:table-row table:style-name="ro3">
          <table:table-cell office:value-type="string">
            <text:p>a</text:p>
          </table:table-cell>
          <table:table-cell office:value-type="string">
            <text:p>det</text:p>
          </table:table-cell>
          <table:table-cell office:value-type="string">
            <text:p>eI <text:s/>[weak form /@/]</text:p>
          </table:table-cell>
          <table:table-cell office:value-type="string">
            <text:p>u</text:p>
          </table:table-cell>
          <table:table-cell/>
          <table:table-cell office:value-type="string">
            <text:p>eI <text:s/>[weak form /@/]</text:p>
          </table:table-cell>
          <table:table-cell office:value-type="string">
            <text:p>u</text:p>
          </table:table-cell>
          <table:table-cell/>
          <table:table-cell office:value-type="string">
            <text:p>eI <text:s/>[weak form /@/]</text:p>
          </table:table-cell>
          <table:table-cell office:value-type="string">
            <text:p>u</text:p>
          </table:table-cell>
          <table:table-cell/>
          <table:table-cell office:value-type="string">
            <text:p>u</text:p>
          </table:table-cell>
          <table:table-cell table:number-columns-repeated="3"/>
          <table:table-cell office:value-type="string">
            <text:p>definition</text:p>
          </table:table-cell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office:value-type="string">
            <text:p>an</text:p>
          </table:table-cell>
          <table:table-cell office:value-type="string">
            <text:p>det</text:p>
          </table:table-cell>
          <table:table-cell office:value-type="string">
            <text:p>1-{n <text:s/>[weak form /@n/]</text:p>
          </table:table-cell>
          <table:table-cell office:value-type="string">
            <text:p>un</text:p>
          </table:table-cell>
          <table:table-cell/>
          <table:table-cell office:value-type="string">
            <text:p>1-{n <text:s/>[weak form /@n/]</text:p>
          </table:table-cell>
          <table:table-cell office:value-type="string">
            <text:p>un</text:p>
          </table:table-cell>
          <table:table-cell/>
          <table:table-cell office:value-type="string">
            <text:p>1-{n <text:s/>[weak form /@n/]</text:p>
          </table:table-cell>
          <table:table-cell office:value-type="string">
            <text:p>un</text:p>
          </table:table-cell>
          <table:table-cell/>
          <table:table-cell office:value-type="string">
            <text:p>un</text:p>
          </table:table-cell>
          <table:table-cell table:number-columns-repeated="3"/>
          <table:table-cell office:value-type="string">
            <text:p>definition</text:p>
          </table:table-cell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office:value-type="string">
            <text:p>every</text:p>
          </table:table-cell>
          <table:table-cell office:value-type="string">
            <text:p>det</text:p>
          </table:table-cell>
          <table:table-cell office:value-type="string">
            <text:p>1-evri <text:s/>2-ev@ri</text:p>
          </table:table-cell>
          <table:table-cell office:value-type="string">
            <text:p>1-evrE <text:s/>2-evuri</text:p>
          </table:table-cell>
          <table:table-cell/>
          <table:table-cell office:value-type="string">
            <text:p>1-evri <text:s/>2-ev@ri</text:p>
          </table:table-cell>
          <table:table-cell office:value-type="string">
            <text:p>1-evrE <text:s/>2-evuri</text:p>
          </table:table-cell>
          <table:table-cell/>
          <table:table-cell office:value-type="string">
            <text:p>1-Evri</text:p>
          </table:table-cell>
          <table:table-cell office:value-type="string">
            <text:p>1-evrE</text:p>
          </table:table-cell>
          <table:table-cell/>
          <table:table-cell office:value-type="string">
            <text:p>evrE</text:p>
          </table:table-cell>
          <table:table-cell office:value-type="string">
            <text:p>evurE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her</text:p>
          </table:table-cell>
          <table:table-cell table:style-name="ce8" office:value-type="string">
            <text:p>det</text:p>
          </table:table-cell>
          <table:table-cell office:value-type="string">
            <text:p>h3: <text:s/>[weak forms /h@, 3:, @/]</text:p>
          </table:table-cell>
          <table:table-cell office:value-type="string">
            <text:p>hü</text:p>
          </table:table-cell>
          <table:table-cell table:style-name="ce14"/>
          <table:table-cell office:value-type="string">
            <text:p>h3`: <text:s/>[weak froms /h=r, 3`:, =r/]</text:p>
          </table:table-cell>
          <table:table-cell office:value-type="string">
            <text:p>hü</text:p>
          </table:table-cell>
          <table:table-cell table:style-name="ce14"/>
          <table:table-cell table:style-name="ce4" office:value-type="string">
            <text:p>h3 <text:s/>[weak forms /h@, @/]</text:p>
          </table:table-cell>
          <table:table-cell office:value-type="string">
            <text:p>hü</text:p>
          </table:table-cell>
          <table:table-cell table:style-name="ce16"/>
          <table:table-cell office:value-type="string">
            <text:p>hü</text:p>
          </table:table-cell>
          <table:table-cell table:style-name="ce14" table:number-columns-repeated="3"/>
          <table:table-cell table:style-name="ce6"/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his</text:p>
          </table:table-cell>
          <table:table-cell table:style-name="ce8" office:value-type="string">
            <text:p>det</text:p>
          </table:table-cell>
          <table:table-cell office:value-type="string">
            <text:p>hIz <text:s/>[weak forms /hIz, Iz/]</text:p>
          </table:table-cell>
          <table:table-cell office:value-type="string">
            <text:p>hiz</text:p>
          </table:table-cell>
          <table:table-cell table:style-name="ce14"/>
          <table:table-cell office:value-type="string">
            <text:p>hIz <text:s/>[weak forms /hIz, Iz/]</text:p>
          </table:table-cell>
          <table:table-cell office:value-type="string">
            <text:p>hiz</text:p>
          </table:table-cell>
          <table:table-cell table:style-name="ce14"/>
          <table:table-cell office:value-type="string">
            <text:p>hIz <text:s/>[weak form /Iz/]</text:p>
          </table:table-cell>
          <table:table-cell office:value-type="string">
            <text:p>hiz</text:p>
          </table:table-cell>
          <table:table-cell table:style-name="ce16"/>
          <table:table-cell office:value-type="string">
            <text:p>hiz</text:p>
          </table:table-cell>
          <table:table-cell table:style-name="ce14" table:number-columns-repeated="3"/>
          <table:table-cell/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office:value-type="string">
            <text:p>its</text:p>
          </table:table-cell>
          <table:table-cell office:value-type="string">
            <text:p>det</text:p>
          </table:table-cell>
          <table:table-cell office:value-type="string">
            <text:p>Its</text:p>
          </table:table-cell>
          <table:table-cell office:value-type="string">
            <text:p>its</text:p>
          </table:table-cell>
          <table:table-cell/>
          <table:table-cell office:value-type="string">
            <text:p>Its</text:p>
          </table:table-cell>
          <table:table-cell office:value-type="string">
            <text:p>its</text:p>
          </table:table-cell>
          <table:table-cell/>
          <table:table-cell office:value-type="string">
            <text:p>Its</text:p>
          </table:table-cell>
          <table:table-cell office:value-type="string">
            <text:p>its</text:p>
          </table:table-cell>
          <table:table-cell/>
          <table:table-cell office:value-type="string">
            <text:p>its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me</text:p>
          </table:table-cell>
          <table:table-cell office:value-type="string">
            <text:p>det</text:p>
          </table:table-cell>
          <table:table-cell office:value-type="string">
            <text:p>mi: <text:s/>[weak form /mi/]</text:p>
          </table:table-cell>
          <table:table-cell office:value-type="string">
            <text:p>mE</text:p>
          </table:table-cell>
          <table:table-cell/>
          <table:table-cell office:value-type="string">
            <text:p>mi: <text:s/>[weak form /mi/]</text:p>
          </table:table-cell>
          <table:table-cell office:value-type="string">
            <text:p>mE</text:p>
          </table:table-cell>
          <table:table-cell/>
          <table:table-cell office:value-type="string">
            <text:p>mi</text:p>
          </table:table-cell>
          <table:table-cell office:value-type="string">
            <text:p>mE</text:p>
          </table:table-cell>
          <table:table-cell/>
          <table:table-cell office:value-type="string">
            <text:p>mE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office:value-type="string">
            <text:p>my</text:p>
          </table:table-cell>
          <table:table-cell office:value-type="string">
            <text:p>det</text:p>
          </table:table-cell>
          <table:table-cell office:value-type="string">
            <text:p>maI</text:p>
          </table:table-cell>
          <table:table-cell office:value-type="string">
            <text:p>mI</text:p>
          </table:table-cell>
          <table:table-cell/>
          <table:table-cell office:value-type="string">
            <text:p>maI</text:p>
          </table:table-cell>
          <table:table-cell office:value-type="string">
            <text:p>mI</text:p>
          </table:table-cell>
          <table:table-cell/>
          <table:table-cell office:value-type="string">
            <text:p>maI <text:s/>[weak forms /mi, m@/]</text:p>
          </table:table-cell>
          <table:table-cell office:value-type="string">
            <text:p>mI</text:p>
          </table:table-cell>
          <table:table-cell/>
          <table:table-cell office:value-type="string">
            <text:p>mI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office:value-type="string">
            <text:p>no</text:p>
          </table:table-cell>
          <table:table-cell office:value-type="string">
            <text:p>det</text:p>
          </table:table-cell>
          <table:table-cell office:value-type="string">
            <text:p>n@U <text:s/>[occasional weak form /n@/]</text:p>
          </table:table-cell>
          <table:table-cell office:value-type="string">
            <text:p>nO</text:p>
          </table:table-cell>
          <table:table-cell/>
          <table:table-cell office:value-type="string">
            <text:p>noU <text:s/>[occasional weak form /n@/]</text:p>
          </table:table-cell>
          <table:table-cell office:value-type="string">
            <text:p>nO</text:p>
          </table:table-cell>
          <table:table-cell/>
          <table:table-cell office:value-type="string">
            <text:p>noU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office:value-type="string">
            <text:p>our</text:p>
          </table:table-cell>
          <table:table-cell office:value-type="string">
            <text:p>det</text:p>
          </table:table-cell>
          <table:table-cell office:value-type="string">
            <text:p>1-aU@ <text:s/>2-A:</text:p>
          </table:table-cell>
          <table:table-cell office:value-type="string">
            <text:p>1-Ö <text:s/>2-RÑ</text:p>
          </table:table-cell>
          <table:table-cell/>
          <table:table-cell office:value-type="string">
            <text:p>1-aU=r <text:s/>2-A:r</text:p>
          </table:table-cell>
          <table:table-cell office:value-type="string">
            <text:p>1-Ö <text:s/>2-Rr</text:p>
          </table:table-cell>
          <table:table-cell/>
          <table:table-cell office:value-type="string">
            <text:p>1-aU@</text:p>
          </table:table-cell>
          <table:table-cell office:value-type="string">
            <text:p>Ö</text:p>
          </table:table-cell>
          <table:table-cell/>
          <table:table-cell office:value-type="string">
            <text:p>Ö</text:p>
          </table:table-cell>
          <table:table-cell office:value-type="string">
            <text:p>Rr</text:p>
          </table:table-cell>
          <table:table-cell table:number-columns-repeated="2"/>
          <table:table-cell table:style-name="ce6"/>
          <table:table-cell table:number-columns-repeated="1008"/>
        </table:table-row>
        <table:table-row table:style-name="ro3">
          <table:table-cell office:value-type="string">
            <text:p>the</text:p>
          </table:table-cell>
          <table:table-cell office:value-type="string">
            <text:p>det</text:p>
          </table:table-cell>
          <table:table-cell office:value-type="string">
            <text:p>Di: <text:s/>[weak forms /Di, D@/]</text:p>
          </table:table-cell>
          <table:table-cell office:value-type="string">
            <text:p>DE</text:p>
          </table:table-cell>
          <table:table-cell/>
          <table:table-cell office:value-type="string">
            <text:p>Di: <text:s/>[weak forms /Di, D@/]</text:p>
          </table:table-cell>
          <table:table-cell office:value-type="string">
            <text:p>DE</text:p>
          </table:table-cell>
          <table:table-cell/>
          <table:table-cell office:value-type="string">
            <text:p>Di <text:s/>[weak form /D@/]</text:p>
          </table:table-cell>
          <table:table-cell office:value-type="string">
            <text:p>DE</text:p>
          </table:table-cell>
          <table:table-cell/>
          <table:table-cell office:value-type="string">
            <text:p>DE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office:value-type="string">
            <text:p>their</text:p>
          </table:table-cell>
          <table:table-cell office:value-type="string">
            <text:p>det</text:p>
          </table:table-cell>
          <table:table-cell office:value-type="string">
            <text:p>De@</text:p>
          </table:table-cell>
          <table:table-cell office:value-type="string">
            <text:p>DÄ</text:p>
          </table:table-cell>
          <table:table-cell/>
          <table:table-cell office:value-type="string">
            <text:p>1-De=r <text:s/>2-D{=r <text:s/>[weak form /D=r/]</text:p>
          </table:table-cell>
          <table:table-cell office:value-type="string">
            <text:p>1-DÄ-&gt;1 <text:s/>2-Dar-&gt;1</text:p>
          </table:table-cell>
          <table:table-cell/>
          <table:table-cell office:value-type="string">
            <text:p>DE@</text:p>
          </table:table-cell>
          <table:table-cell office:value-type="string">
            <text:p>DÄ</text:p>
          </table:table-cell>
          <table:table-cell/>
          <table:table-cell office:value-type="string">
            <text:p>DÄ</text:p>
          </table:table-cell>
          <table:table-cell table:number-columns-repeated="3"/>
          <table:table-cell office:value-type="string">
            <text:p>GA-2:1.20</text:p>
          </table:table-cell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your</text:p>
          </table:table-cell>
          <table:table-cell table:style-name="ce8" office:value-type="string">
            <text:p>det</text:p>
          </table:table-cell>
          <table:table-cell office:value-type="string">
            <text:p>1-jO: <text:s/>2-jU@ <text:s/>[weak form /j@/]</text:p>
          </table:table-cell>
          <table:table-cell office:value-type="string">
            <text:p>1-yQÑ-&gt;1 <text:s/>2-yÜ-&gt;1</text:p>
          </table:table-cell>
          <table:table-cell/>
          <table:table-cell office:value-type="string">
            <text:p>1-jU=r <text:s/>2-jO:r <text:s/>3-jo:r <text:s/>[weak form /j=r/]</text:p>
          </table:table-cell>
          <table:table-cell office:value-type="string">
            <text:p>1-yÜ-&gt;1 <text:s/>2-yQr-&gt;1 <text:s/>3=2-&gt;1</text:p>
          </table:table-cell>
          <table:table-cell/>
          <table:table-cell office:value-type="string">
            <text:p>1-jO <text:s/>[weak form /U@/]</text:p>
          </table:table-cell>
          <table:table-cell office:value-type="string">
            <text:p>yQÑ</text:p>
          </table:table-cell>
          <table:table-cell/>
          <table:table-cell office:value-type="string">
            <text:p>yÜ</text:p>
          </table:table-cell>
          <table:table-cell table:number-columns-repeated="3"/>
          <table:table-cell office:value-type="string">
            <text:p>RP-1:1.22 <text:s/>GA-2:1.22 <text:s/>GA-3:1.22 <text:s/>Au-1:1.22</text:p>
          </table:table-cell>
          <table:table-cell office:value-type="string">
            <text:p>w</text:p>
          </table:table-cell>
          <table:table-cell table:number-columns-repeated="1007"/>
        </table:table-row>
        <table:table-row table:style-name="ro3" table:number-rows-repeated="65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0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0" table:default-cell-style-name="Default"/>
        <table:table-row table:style-name="ro4">
          <table:table-cell/>
        </table:table-row>
      </table:table>
      <table:database-ranges>
        <table:database-range table:target-range-address="Sheet1.R3:Sheet1.R655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 Serif" svg:font-family="'Sans Serif'"/>
    <style:font-face style:name="Thoth Int" svg:font-family="'Thoth Int'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Sans Serif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0">04/10/2009</text:date>, <text:time>07:3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Ross McGinnis</meta:initial-creator>
    <meta:editing-cycles>47</meta:editing-cycles>
    <meta:creation-date>2008-11-03T13:42:32</meta:creation-date>
    <dc:date>2009-04-10T07:34:45</dc:date>
    <meta:editing-duration>PT08H20M15S</meta:editing-duration>
    <meta:document-statistic meta:table-count="3" meta:cell-count="153" meta:object-count="0"/>
    <meta:user-defined meta:name="Info 1"/>
    <meta:user-defined meta:name="Info 2"/>
    <meta:user-defined meta:name="Info 3"/>
    <meta:user-defined meta:name="Info 4"/>
  </office:meta>
</office:document-meta>
</file>